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1c7ffb" officeooo:paragraph-rsid="001c7ffb" style:font-size-asian="12pt" style:font-size-complex="12pt"/>
    </style:style>
    <style:style style:name="P2" style:family="paragraph" style:parent-style-name="Standard">
      <style:text-properties officeooo:paragraph-rsid="001c7ffb"/>
    </style:style>
    <style:style style:name="P3" style:family="paragraph" style:parent-style-name="Standard">
      <style:text-properties style:font-name="Times New Roman" fo:font-size="12pt" officeooo:paragraph-rsid="001c7ffb" style:font-size-asian="12pt" style:font-size-complex="12pt"/>
    </style:style>
    <style:style style:name="P4" style:family="paragraph" style:parent-style-name="Default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Default">
      <style:paragraph-properties fo:text-align="center" style:justify-single-word="false"/>
      <style:text-properties style:text-line-through-style="none" style:text-line-through-type="none" style:font-name="Times New Roman" fo:font-size="12pt" fo:font-style="italic" style:text-underline-style="none" fo:font-weight="bold" officeooo:rsid="001c7ffb" officeooo:paragraph-rsid="001c7ffb" style:font-size-asian="12pt" style:font-style-asian="italic" style:font-weight-asian="bold" style:font-size-complex="12pt"/>
    </style:style>
    <style:style style:name="P6" style:family="paragraph" style:parent-style-name="Default">
      <style:paragraph-properties fo:text-align="start" style:justify-single-word="false"/>
      <style:text-properties style:text-line-through-style="none" style:text-line-through-type="none" style:font-name="Times New Roman" fo:font-size="12pt" fo:font-style="normal" style:text-underline-style="none" fo:font-weight="bold" officeooo:rsid="001d72fa" officeooo:paragraph-rsid="001d72fa" style:font-size-asian="12pt" style:font-style-asian="normal" style:font-weight-asian="bold" style:font-size-complex="12pt" style:font-style-complex="normal"/>
    </style:style>
    <style:style style:name="P7" style:family="paragraph" style:parent-style-name="Default">
      <style:paragraph-properties fo:text-align="start" style:justify-single-word="false"/>
      <style:text-properties style:text-line-through-style="none" style:text-line-through-type="none" style:font-name="Times New Roman" fo:font-size="12pt" fo:font-style="italic" style:text-underline-style="none" fo:font-weight="bold" officeooo:rsid="001d72fa" officeooo:paragraph-rsid="001d72fa" style:font-size-asian="12pt" style:font-style-asian="italic" style:font-weight-asian="bold" style:font-size-complex="12pt"/>
    </style:style>
    <style:style style:name="P8" style:family="paragraph" style:parent-style-name="Default" style:list-style-name="L1">
      <style:paragraph-properties fo:text-align="start" style:justify-single-word="false"/>
      <style:text-properties style:text-line-through-style="none" style:text-line-through-type="none" style:font-name="Times New Roman" fo:font-size="12pt" fo:font-style="normal" style:text-underline-style="none" fo:font-weight="normal" officeooo:rsid="001d72fa" officeooo:paragraph-rsid="001d72f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Default" style:list-style-name="L1">
      <style:paragraph-properties fo:text-align="start" style:justify-single-word="false"/>
      <style:text-properties style:text-line-through-style="none" style:text-line-through-type="none" style:font-name="Times New Roman" fo:font-size="12pt" fo:font-style="normal" style:text-underline-style="none" fo:font-weight="normal" officeooo:rsid="001d8cd8" officeooo:paragraph-rsid="001d8cd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Default" style:list-style-name="L1">
      <style:paragraph-properties fo:text-align="start" style:justify-single-word="false"/>
      <style:text-properties style:text-line-through-style="none" style:text-line-through-type="none" style:font-name="Times New Roman" fo:font-size="12pt" fo:font-style="normal" style:text-underline-style="none" fo:font-weight="normal" officeooo:rsid="001df6ba" officeooo:paragraph-rsid="001df6b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Default" style:list-style-name="L1">
      <style:paragraph-properties fo:text-align="start" style:justify-single-word="false"/>
      <style:text-properties style:text-line-through-style="none" style:text-line-through-type="none" style:font-name="Times New Roman" fo:font-size="12pt" fo:font-style="normal" style:text-underline-style="none" fo:font-weight="normal" officeooo:rsid="001e9522" officeooo:paragraph-rsid="001e952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Default" style:list-style-name="L1">
      <style:paragraph-properties fo:text-align="start" style:justify-single-word="false"/>
      <style:text-properties style:text-line-through-style="none" style:text-line-through-type="none" style:font-name="Times New Roman" fo:font-size="12pt" fo:font-style="normal" style:text-underline-style="none" fo:font-weight="normal" officeooo:rsid="0021f295" officeooo:paragraph-rsid="0021f29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Default">
      <style:paragraph-properties fo:text-align="start" style:justify-single-word="false"/>
      <style:text-properties style:text-line-through-style="none" style:text-line-through-type="none" style:font-name="Times New Roman" fo:font-size="12pt" fo:font-style="normal" style:text-underline-style="none" fo:font-weight="normal" officeooo:rsid="001e9522" officeooo:paragraph-rsid="001e952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Default">
      <style:paragraph-properties fo:text-align="start" style:justify-single-word="false"/>
      <style:text-properties style:text-line-through-style="none" style:text-line-through-type="none" style:font-name="Times New Roman" fo:font-size="12pt" fo:font-style="normal" style:text-underline-style="none" fo:font-weight="bold" officeooo:rsid="001fa8d5" officeooo:paragraph-rsid="001fa8d5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Default" style:list-style-name="L2">
      <style:paragraph-properties fo:text-align="start" style:justify-single-word="false"/>
      <style:text-properties style:text-line-through-style="none" style:text-line-through-type="none" style:font-name="Times New Roman" fo:font-size="12pt" fo:font-style="normal" style:text-underline-style="none" fo:font-weight="normal" officeooo:rsid="001fa8d5" officeooo:paragraph-rsid="001fa8d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Default" style:list-style-name="L2">
      <style:paragraph-properties fo:margin-top="0cm" fo:margin-bottom="0.296cm" style:contextual-spacing="false" fo:text-align="start" style:justify-single-word="false"/>
      <style:text-properties officeooo:paragraph-rsid="001fa8d5"/>
    </style:style>
    <style:style style:name="P17" style:family="paragraph" style:parent-style-name="Default" style:list-style-name="L2">
      <style:paragraph-properties fo:margin-top="0cm" fo:margin-bottom="0.296cm" style:contextual-spacing="false" fo:text-align="start" style:justify-single-word="false"/>
      <style:text-properties officeooo:rsid="00213924" officeooo:paragraph-rsid="00213924"/>
    </style:style>
    <style:style style:name="T1" style:family="text">
      <style:text-properties style:font-name="Times New Roman" fo:font-size="12pt" officeooo:rsid="001c7ffb" style:font-size-asian="12pt" style:font-size-complex="12pt"/>
    </style:style>
    <style:style style:name="T2" style:family="text">
      <style:text-properties style:font-name="Times New Roman"/>
    </style:style>
    <style:style style:name="T3" style:family="tex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normal" style:font-weight-asian="normal"/>
    </style:style>
    <style:style style:name="T6" style:family="text">
      <style:text-properties officeooo:rsid="001fa8d5"/>
    </style:style>
    <style:style style:name="T7" style:family="text">
      <style:text-properties officeooo:rsid="00236333"/>
    </style:style>
    <style:style style:name="T8" style:family="text">
      <style:text-properties officeooo:rsid="0022804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it Unzner</text:p>
      <text:p text:style-name="P2"><text:span text:style-name="T1">Matrikelnummer: </text:span><text:span text:style-name="T2">4240705</text:span> </text:p>
      <text:p text:style-name="P1"/>
      <text:p text:style-name="P3"/>
      <text:p text:style-name="P4" loext:marker-style-name="T3"><text:s/><text:span text:style-name="T4">1. Aufgabe </text:span><text:span text:style-name="T5">– </text:span><text:span text:style-name="T4">Statische Webseite mittels HTML &amp; CSS </text:span></text:p>
      <text:p text:style-name="P5">„Meine persönliche Portfolio-Seite“ </text:p>
      <text:p text:style-name="P5"/>
      <text:p text:style-name="P6">Layout:</text:p>
      <text:p text:style-name="P7"/>
      <text:list text:style-name="L1">
        <text:list-item>
          <text:p text:style-name="P8">3 HTML-Seiten: Index, Projekte und Kontakt</text:p>
        </text:list-item>
        <text:list-item>
          <text:p text:style-name="P9">alle Seiten haben denselben Header mit Titel „Grits Portfolio“ und einer einfachen Navigationsleiste sowie einen Footer mit der Jahreszahl und dem Namen</text:p>
        </text:list-item>
        <text:list-item>
          <text:p text:style-name="P9">index.html: </text:p>
          <text:list>
            <text:list-item>
              <text:list>
                <text:list-item>
                  <text:p text:style-name="P9">Begrüßung</text:p>
                </text:list-item>
                <text:list-item>
                  <text:p text:style-name="P9">Foto</text:p>
                </text:list-item>
                <text:list-item>
                  <text:p text:style-name="P9">kurzer Vorstellungstext</text:p>
                </text:list-item>
              </text:list>
            </text:list-item>
          </text:list>
        </text:list-item>
        <text:list-item>
          <text:p text:style-name="P10">projekte.html:</text:p>
          <text:list>
            <text:list-item>
              <text:list>
                <text:list-item>
                  <text:p text:style-name="P10">Vorstellung zweier Website-Projekte</text:p>
                </text:list-item>
                <text:list-item>
                  <text:p text:style-name="P10">jeweils Titel, Logo, kurze Beschreibung und Link zum Sourcecode</text:p>
                </text:list-item>
              </text:list>
            </text:list-item>
          </text:list>
        </text:list-item>
        <text:list-item>
          <text:p text:style-name="P11">kontakt.html</text:p>
          <text:list>
            <text:list-item>
              <text:list>
                <text:list-item>
                  <text:p text:style-name="P11">Kontaktformular mit den Feldern Anrede (Dropdown-Menü), Name, E-Mail und Nachricht sowie „Absenden“-Schaltfläche</text:p>
                </text:list-item>
              </text:list>
            </text:list-item>
          </text:list>
        </text:list-item>
        <text:list-item>
          <text:p text:style-name="P12">CSS-Gestaltung über externe Datei style.css</text:p>
        </text:list-item>
      </text:list>
      <text:p text:style-name="P13"/>
      <text:p text:style-name="P14">Eingesetzte HTML- und CSS-Techniken</text:p>
      <text:p text:style-name="P14"/>
      <text:list text:style-name="L2">
        <text:list-item>
          <text:p text:style-name="P15">HTML:</text:p>
          <text:list>
            <text:list-item>
              <text:list>
                <text:list-item>
                  <text:p text:style-name="P16">&lt;header&gt;, &lt;nav&gt;, &lt;main&gt;, &lt;footer&gt; </text:p>
                </text:list-item>
                <text:list-item>
                  <text:p text:style-name="P16">&lt;h1&gt; bis &lt;h3&gt;, &lt;p&gt;, &lt;a&gt;,&lt;<text:span text:style-name="T6">div&gt;</text:span></text:p>
                </text:list-item>
                <text:list-item>
                  <text:p text:style-name="P16">&lt;form&gt;, &lt;input&gt;, &lt;select&gt;, &lt;textarea&gt;, &lt;<text:span text:style-name="T7">button&gt;</text:span></text:p>
                </text:list-item>
                <text:list-item>
                  <text:p text:style-name="P17">icon <text:span text:style-name="T8">und &lt;img&gt;</text:span></text:p>
                </text:list-item>
              </text:list>
            </text:list-item>
          </text:list>
        </text:list-item>
        <text:list-item>
          <text:p text:style-name="P17">CSS:</text:p>
          <text:list>
            <text:list-item>
              <text:list>
                <text:list-item>
                  <text:p text:style-name="P17">background-color, color</text:p>
                </text:list-item>
                <text:list-item>
                  <text:p text:style-name="P17">font-family</text:p>
                </text:list-item>
                <text:list-item>
                  <text:p text:style-name="P17">text-align, margin, padding</text:p>
                </text:list-item>
                <text:list-item>
                  <text:p text:style-name="P17">flexbox, display, width, heigh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Source Sans Pro" fo:font-family="'Source Sans Pro'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8T09:31:00</meta:creation-date>
    <meta:initial-creator>Welske, Melanie</meta:initial-creator>
    <dc:date>2025-07-14T17:30:25.628522500</dc:date>
    <meta:editing-duration>PT31M15S</meta:editing-duration>
    <meta:editing-cycles>11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28" meta:word-count="135" meta:character-count="933" meta:non-whitespace-character-count="841"/>
  </office:meta>
</office:document-meta>
</file>